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19.5" calcext:value-type="float">
            <text:p>19.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15.5" calcext:value-type="float">
            <text:p>15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23.5" calcext:value-type="float">
            <text:p>23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1-08T10:08:30.568913493</dc:date>
    <meta:editing-duration>PT27M24S</meta:editing-duration>
    <meta:editing-cycles>21</meta:editing-cycles>
    <meta:generator>LibreOffice/6.4.7.2$Linux_X86_64 LibreOffice_project/40$Build-2</meta:generator>
    <meta:document-statistic meta:table-count="1" meta:cell-count="123" meta:object-count="0"/>
  </office:meta>
</office:document-meta>
</file>